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6d0" officeooo:paragraph-rsid="000a9773"/>
    </style:style>
    <style:style style:name="P2" style:family="paragraph" style:parent-style-name="Standard">
      <style:text-properties officeooo:rsid="000a9773" officeooo:paragraph-rsid="000a9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pla – Fábrica de Bolos</text:p>
      <text:p text:style-name="Standard"/>
      <text:p text:style-name="P1">Isaque Barbosa de Souza – 42425441</text:p>
      <text:p text:style-name="P1">Nycolas Marinho Saraiva - 4351260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4:52.238000000</meta:creation-date>
    <dc:date>2025-05-16T13:35:36.221000000</dc:date>
    <meta:editing-duration>PT44S</meta:editing-duration>
    <meta:editing-cycles>1</meta:editing-cycles>
    <meta:document-statistic meta:table-count="0" meta:image-count="0" meta:object-count="0" meta:page-count="1" meta:paragraph-count="3" meta:word-count="14" meta:character-count="92" meta:non-whitespace-character-count="79"/>
    <meta:generator>LibreOffice/24.2.0.3$Windows_X86_64 LibreOffice_project/da48488a73ddd66ea24cf16bbc4f7b9c08e9bea1</meta:generator>
  </office:meta>
</office:document-meta>
</file>